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1.73cm" fo:min-width="4.38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2.75cm" fo:min-width="6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.45cm" fo:min-width="3.05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1.4cm" fo:min-width="2.05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05cm" fo:min-width="5.5cm"/>
    </style:style>
    <style:style style:name="gr7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1.5cm" fo:min-width="5.45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0.95cm" fo:min-width="3.6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top"/>
    </style:style>
    <style:style style:name="gr12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1.15cm" fo:min-width="2.5cm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 fo:min-height="1.3cm" fo:min-width="3.9cm"/>
    </style:style>
    <style:style style:name="gr15" style:family="graphic" style:parent-style-name="objectwithoutfill">
      <style:graphic-properties draw:marker-end="Arrow" draw:marker-end-width="0.3cm" draw:fill="none" draw:textarea-vertical-align="top"/>
    </style:style>
    <style:style style:name="gr16" style:family="graphic" style:parent-style-name="standard">
      <style:graphic-properties draw:fill-color="#83caff" draw:textarea-horizontal-align="justify" draw:textarea-vertical-align="middle" draw:auto-grow-height="false" fo:min-height="0.65cm" fo:min-width="1.9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1.05cm" fo:min-width="3.1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8cm" fo:min-width="3.4cm"/>
    </style:style>
    <style:style style:name="gr19" style:family="graphic" style:parent-style-name="objectwithoutfill">
      <style:graphic-properties draw:marker-end="Arrow" draw:marker-end-width="0.3cm" draw:fill="none" draw:textarea-horizontal-align="left" draw:textarea-vertical-align="botto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6cm" fo:min-width="1.9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top" fo:padding-left="0cm"/>
    </style:style>
    <style:style style:name="gr22" style:family="graphic" style:parent-style-name="objectwithoutfill">
      <style:graphic-properties draw:marker-end="Arrow" draw:marker-end-width="0.3cm" draw:fill="none" draw:textarea-horizontal-align="left" draw:textarea-vertical-align="top" fo:padding-left="0cm" fo:padding-r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9cm" svg:height="2.8cm" svg:x="7.1cm" svg:y="0.3cm">
          <text:p text:style-name="P2"><text:span text:style-name="T1">username</text:span></text:p>
          <text:p text:style-name="P2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6.5cm" svg:height="3cm" svg:x="7.3cm" svg:y="4.2cm">
          <text:p text:style-name="P2"><text:span text:style-name="T1">split username into</text:span></text:p>
          <text:p text:style-name="P2"><text:span text:style-name="T1">domain and username</text:span></text:p>
          <text:p text:style-name="P2"><text:span text:style-name="T1">domain\username</text:span></text:p>
          <text:p text:style-name="P2"><text:span text:style-name="T1">username@domain.loca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7.1cm" svg:height="3.4cm" svg:x="12.4cm" svg:y="15.6cm">
          <text:p text:style-name="P2"><text:span text:style-name="T1">if</text:span></text:p>
          <text:p text:style-name="P2"><text:span text:style-name="T1">domain == empty &amp;&amp;</text:span></text:p>
          <text:p text:style-name="P2"><text:span text:style-name="T1">domain was supplied</text:span></text:p>
          <text:p text:style-name="P2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" draw:id="id1" draw:layer="layout" svg:width="5.1cm" svg:height="3.3cm" svg:x="8cm" svg:y="7.9cm">
          <text:p text:style-name="P2"><text:span text:style-name="T1">if</text:span></text:p>
          <text:p text:style-name="P2"><text:span text:style-name="T1">domain == localhost</text:span></text:p>
          <text:p text:style-name="P2"><text:span text:style-name="T1"/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2" xml:id="id2" draw:id="id2" draw:layer="layout" svg:width="6cm" svg:height="1.3cm" svg:x="14.3cm" svg:y="10.1cm">
          <text:p text:style-name="P1"><text:span text:style-name="T1">domain = computernam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.1cm" svg:y1="9.55cm" svg:x2="17.3cm" svg:y2="10.1cm" draw:start-shape="id1" draw:start-glue-point="7" draw:end-shape="id2" draw:end-glue-point="0" svg:d="M13100 9550h4200v550" svg:viewBox="0 0 4201 551">
          <text:p text:style-name="P1"><text:span text:style-name="T1">yes</text:span></text:p>
        </draw:connector>
        <draw:connector draw:style-name="gr8" draw:text-style-name="P1" draw:layer="layout" svg:x1="10.55cm" svg:y1="3.1cm" svg:x2="10.55cm" svg:y2="4.2cm" draw:start-shape="id3" draw:start-glue-point="8" draw:end-shape="id4" draw:end-glue-point="0" svg:d="M10550 3100v1100" svg:viewBox="0 0 1 1101">
          <text:p/>
        </draw:connector>
        <draw:connector draw:style-name="gr8" draw:text-style-name="P1" draw:layer="layout" svg:x1="10.55cm" svg:y1="7.2cm" svg:x2="10.55cm" svg:y2="7.9cm" draw:start-shape="id4" draw:start-glue-point="2" draw:end-shape="id1" draw:end-glue-point="4" svg:d="M10550 7200v700" svg:viewBox="0 0 1 701">
          <text:p/>
        </draw:connector>
        <draw:custom-shape draw:style-name="gr9" draw:text-style-name="P2" xml:id="id5" draw:id="id5" draw:layer="layout" svg:width="11.9cm" svg:height="3.5cm" svg:x="1cm" svg:y="12.5cm">
          <text:p text:style-name="P1"><text:span text:style-name="T1">if</text:span></text:p>
          <text:p text:style-name="P1"><text:span text:style-name="T1">(domain was supplied ||</text:span></text:p>
          <text:p text:style-name="P1"><text:span text:style-name="T1">computer is member of a domain ) &amp;&amp;</text:span></text:p>
          <text:p text:style-name="P1"><text:span text:style-name="T1">domain != computername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6" draw:id="id6" draw:layer="layout" svg:width="4.1cm" svg:height="1.2cm" svg:x="1.2cm" svg:y="27.2cm">
          <text:p text:style-name="P1"><text:span text:style-name="T1">do local logon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0.55cm" svg:y1="11.2cm" svg:x2="6.95cm" svg:y2="12.5cm" draw:start-shape="id1" draw:start-glue-point="6" draw:end-shape="id5" draw:end-glue-point="4" svg:d="M10550 11200v651h-3600v649" svg:viewBox="0 0 3601 1301">
          <text:p text:style-name="P1"><text:span text:style-name="T1">no</text:span></text:p>
        </draw:connector>
        <draw:connector draw:style-name="gr12" draw:text-style-name="P2" draw:layer="layout" draw:line-skew="-4.901cm" svg:x1="6.95cm" svg:y1="16cm" svg:x2="1.2cm" svg:y2="27.8cm" draw:start-shape="id5" draw:start-glue-point="6" draw:end-shape="id6" draw:end-glue-point="3" svg:d="M6950 16000v700h-6251v11100h501" svg:viewBox="0 0 6252 11801">
          <text:p text:style-name="P1"><text:span text:style-name="T1">no</text:span></text:p>
        </draw:connector>
        <draw:connector draw:style-name="gr7" draw:text-style-name="P2" draw:layer="layout" svg:x1="12.9cm" svg:y1="14.25cm" svg:x2="15.95cm" svg:y2="15.6cm" draw:start-shape="id5" draw:start-glue-point="7" draw:end-shape="id7" draw:end-glue-point="4" svg:d="M12900 14250h3050v1350" svg:viewBox="0 0 3051 1351">
          <text:p text:style-name="P1"><text:span text:style-name="T1">yes</text:span></text:p>
        </draw:connector>
        <draw:custom-shape draw:style-name="gr13" draw:text-style-name="P2" xml:id="id8" draw:id="id8" draw:layer="layout" svg:width="3cm" svg:height="1.4cm" svg:x="16.3cm" svg:y="26.9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0.698cm" svg:x1="19.5cm" svg:y1="17.3cm" svg:x2="19.3cm" svg:y2="27.6cm" draw:start-shape="id7" draw:start-glue-point="7" draw:end-shape="id8" svg:d="M19500 17300h1200v10300h-1400" svg:viewBox="0 0 1401 10301">
          <text:p text:style-name="P1"><text:span text:style-name="T1">yes</text:span></text:p>
        </draw:connector>
        <draw:custom-shape draw:style-name="gr14" draw:text-style-name="P2" xml:id="id9" draw:id="id9" draw:layer="layout" svg:width="8.8cm" svg:height="3.1cm" svg:x="5.9cm" svg:y="18.2cm">
          <text:p text:style-name="P1"><text:span text:style-name="T1">if</text:span></text:p>
          <text:p text:style-name="P1"><text:span text:style-name="T1">computer is member of</text:span></text:p>
          <text:p text:style-name="P1"><text:span text:style-name="T1">requested domain</text:span></text:p>
          <text:p text:style-name="P1"><text:span text:style-name="T1">(tre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2" draw:layer="layout" svg:x1="12.4cm" svg:y1="17.3cm" svg:x2="10.3cm" svg:y2="18.2cm" draw:start-shape="id7" draw:start-glue-point="5" draw:end-shape="id9" draw:end-glue-point="4" svg:d="M12400 17300h-2100v900" svg:viewBox="0 0 2101 901">
          <text:p text:style-name="P1"><text:span text:style-name="T1">no</text:span></text:p>
        </draw:connector>
        <draw:custom-shape draw:style-name="gr16" draw:text-style-name="P2" xml:id="id10" draw:id="id10" draw:layer="layout" svg:width="4.8cm" svg:height="1.8cm" svg:x="14cm" svg:y="21.5cm">
          <text:p text:style-name="P1"><text:span text:style-name="T1">verify u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xml:id="id11" draw:id="id11" draw:layer="layout" svg:width="3.6cm" svg:height="1.3cm" svg:x="11cm" svg:y="26.9cm">
          <text:p text:style-name="P1"><text:span text:style-name="T1">success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0.501cm" svg:x1="16.4cm" svg:y1="23.3cm" svg:x2="12.8cm" svg:y2="26.9cm" draw:start-shape="id10" draw:start-glue-point="6" draw:end-shape="id11" draw:end-glue-point="0" svg:d="M16400 23300v1300h-3600v2300" svg:viewBox="0 0 3601 3601">
          <text:p text:style-name="P1"><text:span text:style-name="T1">yes</text:span></text:p>
        </draw:connector>
        <draw:connector draw:style-name="gr12" draw:text-style-name="P2" draw:layer="layout" draw:line-skew="0.598cm" svg:x1="18.8cm" svg:y1="22.4cm" svg:x2="17.8cm" svg:y2="26.9cm" draw:start-shape="id10" draw:start-glue-point="7" draw:end-shape="id8" draw:end-glue-point="0" svg:d="M18800 22400h1100v2701h-2100v1799" svg:viewBox="0 0 2101 4501">
          <text:p text:style-name="P1"><text:span text:style-name="T1">no</text:span></text:p>
        </draw:connector>
        <draw:connector draw:style-name="gr15" draw:text-style-name="P2" draw:layer="layout" svg:x1="14.7cm" svg:y1="19.75cm" svg:x2="16.4cm" svg:y2="21.5cm" draw:start-shape="id9" draw:start-glue-point="7" draw:end-shape="id10" draw:end-glue-point="4" svg:d="M14700 19750h1700v1750" svg:viewBox="0 0 1701 1751">
          <text:p text:style-name="P1"><text:span text:style-name="T1">yes</text:span></text:p>
        </draw:connector>
        <draw:custom-shape draw:style-name="gr18" draw:text-style-name="P2" xml:id="id12" draw:id="id12" draw:layer="layout" svg:width="7.8cm" svg:height="2.1cm" svg:x="1cm" svg:y="20.3cm">
          <text:p text:style-name="P1"><text:span text:style-name="T1">if</text:span></text:p>
          <text:p text:style-name="P1"><text:span text:style-name="T1">computer is domainmember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line-skew="0.35cm" svg:x1="17.3cm" svg:y1="11.4cm" svg:x2="6.95cm" svg:y2="12.5cm" draw:start-shape="id2" draw:start-glue-point="2" draw:end-shape="id5" draw:end-glue-point="4" svg:d="M17300 11400v900h-10350v200" svg:viewBox="0 0 10351 1101">
          <text:p/>
        </draw:connector>
        <draw:connector draw:style-name="gr19" draw:text-style-name="P2" draw:layer="layout" svg:x1="12.4cm" svg:y1="17.3cm" svg:x2="4.9cm" svg:y2="20.3cm" draw:start-shape="id7" draw:start-glue-point="5" draw:end-shape="id12" draw:end-glue-point="4" svg:d="M12400 17300h-7500v3000" svg:viewBox="0 0 7501 3001">
          <text:p text:style-name="P2"><text:span text:style-name="T1">no</text:span></text:p>
        </draw:connector>
        <draw:custom-shape draw:style-name="gr20" draw:text-style-name="P2" xml:id="id13" draw:id="id13" draw:layer="layout" svg:width="4.8cm" svg:height="1.7cm" svg:x="1.2cm" svg:y="23.8cm">
          <text:p text:style-name="P1"><text:span text:style-name="T1">verify u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2" draw:layer="layout" draw:line-skew="0.098cm" svg:x1="8.8cm" svg:y1="21.35cm" svg:x2="5.3cm" svg:y2="27.8cm" draw:start-shape="id12" draw:start-glue-point="7" draw:end-shape="id6" draw:end-glue-point="1" svg:d="M8800 21350h600v6450h-4100" svg:viewBox="0 0 4101 6451">
          <text:p text:style-name="P2">no</text:p>
        </draw:connector>
        <draw:connector draw:style-name="gr12" draw:text-style-name="P2" draw:layer="layout" svg:x1="10.3cm" svg:y1="21.3cm" svg:x2="5.3cm" svg:y2="27.8cm" draw:start-shape="id9" draw:start-glue-point="6" draw:end-shape="id6" draw:end-glue-point="1" svg:d="M10300 21300v6500h-5000" svg:viewBox="0 0 5001 6501">
          <text:p text:style-name="P1"><text:span text:style-name="T1">no</text:span></text:p>
        </draw:connector>
        <draw:connector draw:style-name="gr21" draw:text-style-name="P2" draw:layer="layout" svg:x1="4.9cm" svg:y1="22.4cm" svg:x2="3.6cm" svg:y2="23.8cm" draw:start-shape="id12" draw:start-glue-point="6" draw:end-shape="id13" draw:end-glue-point="4" svg:d="M4900 22400v701h-1300v699" svg:viewBox="0 0 1301 1401">
          <text:p text:style-name="P1"><text:span text:style-name="T1">yes</text:span></text:p>
        </draw:connector>
        <draw:connector draw:style-name="gr22" draw:text-style-name="P2" draw:layer="layout" svg:x1="3.6cm" svg:y1="25.5cm" svg:x2="3.25cm" svg:y2="27.2cm" draw:start-shape="id13" draw:start-glue-point="6" draw:end-shape="id6" svg:d="M3600 25500v851h-350v849" svg:viewBox="0 0 351 1701">
          <text:p text:style-name="P1"><text:span text:style-name="T1">no</text:span></text:p>
        </draw:connector>
        <draw:connector draw:style-name="gr7" draw:text-style-name="P2" draw:layer="layout" svg:x1="6cm" svg:y1="24.65cm" svg:x2="12.8cm" svg:y2="26.9cm" draw:start-shape="id13" draw:start-glue-point="7" draw:end-shape="id11" draw:end-glue-point="0" svg:d="M6000 24650h6800v2250" svg:viewBox="0 0 6801 2251">
          <text:p text:style-name="P1"><text:span text:style-name="T1">y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5T10:21:17.130000000</meta:creation-date>
    <meta:generator>LibreOffice/4.3.0.4$Windows_x86 LibreOffice_project/62ad5818884a2fc2e5780dd45466868d41009ec0</meta:generator>
    <dc:date>2015-09-25T11:05:57.388000000</dc:date>
    <meta:editing-duration>PT3M21S</meta:editing-duration>
    <meta:editing-cycles>26</meta:editing-cycles>
    <meta:document-statistic meta:object-count="32"/>
  </office:meta>
</office:document-meta>
</file>